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otnote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cation for Tracker GUI</text:h>
      <text:p text:style-name="Text_20_body">This specification draft describes the software to display waypoints of a tracker system.</text:p>
      <text:h text:style-name="Heading_20_2" text:outline-level="2">History</text:h>
      <text:p text:style-name="Text_20_body">2010-06-02 (Frank 'jes' Jeschke): first draft of this document</text:p>
      <text:h text:style-name="Heading_20_2" text:outline-level="2">Must have's</text:h>
      <text:p text:style-name="Text_20_body">The following functions must be available.</text:p>
      <text:list xml:id="list1263554278" text:style-name="L1">
        <text:list-item>
          <text:p text:style-name="P1">For the implementation the Qt framework should be used.</text:p>
        </text:list-item>
        <text:list-item>
          <text:p text:style-name="P1">For the map the Openstreetmap project should be used (<text:a xlink:type="simple" xlink:href="http://www.openstreetmap.org/">http://www.openstreetmap.org/</text:a>)</text:p>
        </text:list-item>
        <text:list-item>
          <text:p text:style-name="P1">On the map the waypoints of a choosable tracker must be displayed according to the longitude and lattitude of the waypoint.</text:p>
        </text:list-item>
        <text:list-item>
          <text:p text:style-name="P1">The waypoint data should be readable from</text:p>
          <text:list>
            <text:list-item>
              <text:p text:style-name="P1">a CSL<text:note text:id="ftn0" text:note-class="footnote"><text:note-citation>1</text:note-citation><text:note-body><text:p text:style-name="Footnote">CSL – Comma Separated List</text:p><text:p text:style-name="P3"/></text:note-body></text:note> file (located on the local filesystem)</text:p>
            </text:list-item>
            <text:list-item>
              <text:p text:style-name="P1">a remote SQL database (e.g. MySQL)</text:p>
            </text:list-item>
          </text:list>
        </text:list-item>
        <text:list-item>
          <text:p text:style-name="P1">A list of waypoints should be visible all the time beneath the map.</text:p>
          <text:list>
            <text:list-item>
              <text:p text:style-name="P1">A click on a waypoint in the list should center the map on this point</text:p>
            </text:list-item>
            <text:list-item>
              <text:p text:style-name="P1">The list should be modifiable by the following filters</text:p>
              <text:list>
                <text:list-item>
                  <text:p text:style-name="P1">filter waypoints for one specific tracker</text:p>
                </text:list-item>
                <text:list-item>
                  <text:p text:style-name="P1">filter the waypoints as specified by startdate and enddate, if the end date isn't provided the very last (= most actual) waypoint is used.</text:p>
                </text:list-item>
                <text:list-item>
                  <text:p text:style-name="P1">The filtered waypoints should be displayed on the map.</text:p>
                </text:list-item>
              </text:list>
            </text:list-item>
            <text:list-item>
              <text:p text:style-name="P1">The waypoints for different trackers should have different colors on the map</text:p>
            </text:list-item>
          </text:list>
        </text:list-item>
        <text:list-item>
          <text:p text:style-name="P1">map</text:p>
          <text:list>
            <text:list-item>
              <text:p text:style-name="P1">each waypoint for one tracker should be connected by a straight line</text:p>
            </text:list-item>
            <text:list-item>
              <text:p text:style-name="P1">functions on the map:</text:p>
              <text:list>
                <text:list-item>
                  <text:p text:style-name="P1">the map should be zoomable by a slider and the mousewheel</text:p>
                </text:list-item>
                <text:list-item>
                  <text:p text:style-name="P1">a point on the map should be set by clicking with the mouse onto the map</text:p>
                </text:list-item>
                <text:list-item>
                  <text:p text:style-name="P1">a later center command (button) should center the map on this point</text:p>
                </text:list-item>
                <text:list-item>
                  <text:p text:style-name="P1">a click hold and drag should move the map according to the mouse movement (similar to google maps handling)</text:p>
                </text:list-item>
                <text:list-item>
                  <text:p text:style-name="P1">a click on a waypoint in the list should center the map on this waypoint</text:p>
                </text:list-item>
              </text:list>
            </text:list-item>
          </text:list>
        </text:list-item>
        <text:list-item>
          <text:p text:style-name="P1">Other functions</text:p>
          <text:list>
            <text:list-item>
              <text:p text:style-name="P1">read file</text:p>
              <text:list>
                <text:list-item>
                  <text:p text:style-name="P1"><text:soft-page-break/>open a filebrowser and let the user choose the file</text:p>
                </text:list-item>
                <text:list-item>
                  <text:p text:style-name="P1">if a file provides more than one tracker the user should be able to select from a list of available tracker in the file. Multiple tracker selection could be possible.</text:p>
                </text:list-item>
                <text:list-item>
                  <text:p text:style-name="P1">After successfull reading the last N waypoints should be displayed (N must be specified during development).</text:p>
                </text:list-item>
              </text:list>
            </text:list-item>
            <text:list-item>
              <text:p text:style-name="P1">Save the map, or at least a overlay for the map (openstreetmap specific)</text:p>
            </text:list-item>
            <text:list-item>
              <text:p text:style-name="P1">Storce the list of (filtered) waypoints into CSL file.</text:p>
            </text:list-item>
          </text:list>
        </text:list-item>
        <text:list-item>
          <text:p text:style-name="P1">The GUI should work properly on the following operating systems:</text:p>
          <text:list>
            <text:list-item>
              <text:p text:style-name="P1">Linux</text:p>
            </text:list-item>
            <text:list-item>
              <text:p text:style-name="P1">Mac OS X</text:p>
            </text:list-item>
            <text:list-item>
              <text:p text:style-name="P1">(Windows <text:span text:style-name="T1">later</text:span>)</text:p>
            </text:list-item>
          </text:list>
        </text:list-item>
      </text:list>
      <text:h text:style-name="Heading_20_2" text:outline-level="2">Later and optional functions</text:h>
      <text:list xml:id="list1558440753" text:style-name="L2">
        <text:list-item>
          <text:p text:style-name="P2">It should be possible to read data from a UMTS-Stick (connection handling and parsing is done by a library provided later).</text:p>
        </text:list-item>
        <text:list-item>
          <text:p text:style-name="P2">If the mouse hoovers over a waypoint on the map additional infos should be shown (e.g. longitude, lattitude, height, etc.).</text:p>
        </text:list-item>
        <text:list-item>
          <text:p text:style-name="P2">if the data is read from external sources (SQL database or UMTS-Stick) the waypoint list should be updated regulary – and/or provide set a callback function for asynchronous read operation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2T19:28:43</meta:creation-date>
    <meta:document-statistic meta:table-count="0" meta:image-count="0" meta:object-count="0" meta:page-count="2" meta:paragraph-count="43" meta:word-count="488" meta:character-count="2679"/>
    <dc:date>2011-06-02T20:01:17</dc:date>
    <meta:editing-duration>PT00H09M23S</meta:editing-duration>
    <meta:editing-cycles>1</meta:editing-cycles>
    <meta:generator>OpenOffice.org/3.2$Linux OpenOffice.org_project/320m12$Build-9483</meta:generator>
  </office:meta>
</office:document-meta>
</file>